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637cm"/>
    </style:style>
    <style:style style:name="Tabla1.B" style:family="table-column">
      <style:table-column-properties style:column-width="14.20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P6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language="es" fo:country="MX"/>
    </style:style>
    <style:style style:name="P11" style:family="paragraph" style:parent-style-name="Text_20_body">
      <style:paragraph-properties fo:margin-left="0cm" fo:margin-right="0cm" fo:text-align="justify" style:justify-single-word="false" fo:text-indent="-0.123cm" style:auto-text-indent="false"/>
      <style:text-properties fo:language="es" fo:country="ES"/>
    </style:style>
    <style:style style:name="P12" style:family="paragraph" style:parent-style-name="Text_20_body">
      <style:paragraph-properties fo:margin-left="0cm" fo:margin-right="0cm" fo:text-indent="0.501cm" style:auto-text-indent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0cm" fo:margin-right="0cm" fo:text-indent="0.801cm" style:auto-text-indent="false">
        <style:tab-stops/>
      </style:paragraph-properties>
    </style:style>
    <style:style style:name="P15" style:family="paragraph" style:parent-style-name="Text_20_body">
      <style:paragraph-properties fo:margin-left="0cm" fo:margin-right="0cm" fo:text-align="justify" style:justify-single-word="false" fo:text-indent="0.801cm" style:auto-text-indent="false"/>
    </style:style>
    <style:style style:name="P16" style:family="paragraph" style:parent-style-name="Text_20_body">
      <style:paragraph-properties fo:margin-left="-0.002cm" fo:margin-right="-0.159cm" fo:text-align="start" style:justify-single-word="false" fo:text-indent="0cm" style:auto-text-indent="false"/>
      <style:text-properties fo:language="es" fo:country="ES"/>
    </style:style>
    <style:style style:name="P17" style:family="paragraph" style:parent-style-name="Text_20_body">
      <style:paragraph-properties fo:margin-left="0cm" fo:margin-right="0cm" fo:text-align="justify" style:justify-single-word="false" fo:text-indent="0.801cm" style:auto-text-indent="false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language="es" fo:country="MX"/>
    </style:style>
    <style:style style:name="P19" style:family="paragraph" style:parent-style-name="Standard">
      <style:paragraph-properties fo:text-align="justify" style:justify-single-word="false"/>
      <style:text-properties fo:language="es" fo:country="MX"/>
    </style:style>
    <style:style style:name="P20" style:family="paragraph" style:parent-style-name="Sangría_20_2_20_de_20_t._20_independiente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1" style:family="paragraph" style:parent-style-name="Sangría_20_2_20_de_20_t._20_independiente">
      <style:paragraph-properties fo:margin-left="0.016cm" fo:margin-right="-0.002cm" fo:text-align="justify" style:justify-single-word="false" fo:text-indent="0.104cm" style:auto-text-indent="false"/>
      <style:text-properties fo:language="es" fo:country="ES"/>
    </style:style>
    <style:style style:name="P22" style:family="paragraph" style:parent-style-name="Sangría_20_2_20_de_20_t._20_independiente">
      <style:paragraph-properties fo:margin-left="0.009cm" fo:margin-right="0cm" fo:text-align="justify" style:justify-single-word="false" fo:text-indent="0.501cm" style:auto-text-indent="false"/>
      <style:text-properties fo:language="es" fo:country="ES"/>
    </style:style>
    <style:style style:name="P23" style:family="paragraph" style:parent-style-name="Sangría_20_2_20_de_20_t._20_independiente">
      <style:paragraph-properties fo:margin-left="0.009cm" fo:margin-right="0cm" fo:text-align="justify" style:justify-single-word="false" fo:text-indent="0.501cm" style:auto-text-indent="false"/>
      <style:text-properties fo:language="es" fo:country="MX"/>
    </style:style>
    <style:style style:name="P24" style:family="paragraph" style:parent-style-name="Sangría_20_2_20_de_20_t._20_independiente">
      <style:paragraph-properties fo:margin-left="0.085cm" fo:margin-right="-0.002cm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25" style:family="paragraph" style:parent-style-name="Normal_20__28_Web_29_">
      <style:paragraph-properties fo:margin-left="5.292cm" fo:margin-right="0cm" fo:margin-top="0cm" fo:margin-bottom="0cm" fo:text-align="justify" style:justify-single-word="false" fo:text-indent="0cm" style:auto-text-indent="false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style:font-name="Times New Roman1" fo:font-size="8pt" fo:font-weight="bold" style:font-size-asian="8pt" style:font-weight-asian="bold" style:font-size-complex="8pt"/>
    </style:style>
    <style:style style:name="T3" style:family="text">
      <style:text-properties fo:font-size="5pt" fo:font-weight="bold" style:font-size-asian="5pt" style:font-weight-asian="bold" style:font-size-complex="5pt" style:font-weight-complex="bold"/>
    </style:style>
    <style:style style:name="T4" style:family="text"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CLARACIÓN N° 1783-CM-14</text:p>
      <text:p text:style-name="P13"/>
      <text:p text:style-name="P13"/>
      <text:p text:style-name="P20">DESCRIPCIÓN SINTÉTICA: DECLARAR DE INTERÉS MUNICIPAL Y CULTURAL </text:p>
      <text:p text:style-name="P25">EL EXPO ARTE BARILOCHE 2014.</text:p>
      <text:p text:style-name="Standard"/>
      <text:p text:style-name="Standard">ANTECEDENTES</text:p>
      <text:p text:style-name="Standard"/>
      <text:p text:style-name="P14">Carta Orgánica Municipal.</text:p>
      <text:p text:style-name="P14"/>
      <text:p text:style-name="P14">Ordenanza 2071-CM-10.</text:p>
      <text:p text:style-name="P14"/>
      <text:p text:style-name="P14">Solicitud de declaración de interés.</text:p>
      <text:p text:style-name="P14"/>
      <text:p text:style-name="P14">Gacetilla informativa del evento.</text:p>
      <text:p text:style-name="Standard"/>
      <text:p text:style-name="Standard">FUNDAMENTOS</text:p>
      <text:p text:style-name="Standard"/>
      <text:p text:style-name="P15">Se trata de un evento único en la Patagonia, que tiene como objetivo reunir a fabricantes de insumos de pintura decorativa de todo el país, docentes, artistas, artesanos y público en general que tendrán la oportunidad de conocer las novedades en el rubro, como así también capacitarse a través de talleres sobre el uso de distintos materiales presentados directamente por los proveedores y distribuidores.</text:p>
      <text:p text:style-name="P15"/>
      <text:p text:style-name="P15">Es organizado por emprendedores privados que cuentan con años de relación en el mercado artístico y artesanal de la provincia de Buenos Aires, y que hemos elegido esta ciudad para concretar este encuentro entre los artistas, los fabricantes proveedores de material para la creación y el arte, y el público en general.</text:p>
      <text:p text:style-name="P15"/>
      <text:p text:style-name="P15">En Arte Bariloche 2014 se contará con la presencia de destacados artistas de nivel nacional e internacional que engalarán el encuentro, siendo uno de ellos el prestigioso pintor residente en esta ciudad, Juan Lascano, quien apadrinó Arte Bariloche en su primera edición, en 2013; el artista neuquino discipulo del gran animalista Axel Amuchástegui, Molvern Bequiel serán los responsables de inaugurar la muestra 2014.</text:p>
      <text:p text:style-name="P15"/>
      <text:p text:style-name="P15">Además, ya han confirmado su presencia Daniel Nacher, Darío Darguez, Mario Venditti, Willy Berutti, Dario Parvis, Filearte Sur (Carlos Cardozo), Carolina Mastrosimone, Gloria Troncoso y Claudia Berlusconi, todos ellos artistas de diversas localidades de nuestro país. Provenientes de países latinoamericanos, asistirán Nicolás Delgado, de Bolivia; Verónica Fernández, de Paraguay; Vivian Sosa Vinagui, de Uruguay; Stephanie Arango Jaramillo, de Venezuela y Carlos Watercolor Arts Colombia.</text:p>
      <text:p text:style-name="P15"/>
      <text:p text:style-name="P15">Entre las empresas que expondrán sus productos en las instalaciones del Hotel Panamericano se encuentra AD Artística Dibu; Papeles Argentinos-Cartulinas Pingüino; Las artesanas Ballester (sellos decorativos); Plantec; Artística Alma Fiesta, de Trevelín, Chubut; Lorena Salceco Diseño Mandalas, de San Martín de los Andes, Neuquén; Viviana Retamosa (Taller Pintura, Tejido de Neuquén); Mariela Balsamello (Cerámicas- Caleta Olivia- Santa Cruz), entre otros.</text:p>
      <text:p text:style-name="P15"><text:soft-page-break/></text:p>
      <text:p text:style-name="P15">En el 2013 se realizó la Primera edición de Arte Bariloche Tunquelén con una importante convocatoria de público asistente.</text:p>
      <text:p text:style-name="P15"/>
      <text:p text:style-name="P15">La intención es que Arte Bariloche 2014 se convierta en un atractivo más dentro de las actividades turísticas culturales de la región.<text:tab/></text:p>
      <text:p text:style-name="P15"/>
      <text:p text:style-name="Normal_20__28_Web_29_">AUTORES: Concejales Ramón Chiocconi, Alejandro Ramos Mejía y Edith Garro (PJ).</text:p>
      <text:p text:style-name="Sangría_20_2_20_de_20_t._20_independiente">INICIATIVA: Raquel Guerra.</text:p>
      <text:p text:style-name="P13"/>
      <text:p text:style-name="P13"/>
      <text:p text:style-name="Text_20_body">El proyecto original Nº 568/14, fue aprobado en la sesión del día 15 de mayo de 2014, según consta en el Acta Nº 1018/14. Por ello, en ejercicio de las atribuciones que le otorga el Art. 38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8">DECLARACIÓN </text:p>
      <text:p text:style-name="P8"/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Art. <text:s/>1°) </text:p>
          </table:table-cell>
          <table:table-cell table:style-name="Tabla1.A1" office:value-type="string">
            <text:p text:style-name="P19">Se declara de interés municipal y cultural la Expo Arte Bariloche a realizarse los días 6, 7 y 8 de junio de 2014 en la ciudad de San Carlos de Bariloche.</text:p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10">Art. 2°)</text:p>
          </table:table-cell>
          <table:table-cell table:style-name="Tabla1.A1" office:value-type="string">
            <text:p text:style-name="P21">La presente declaración no implica la obligatoriedad de efectuar erogaciones por parte de la Administración Municipal. 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10">Art. 3°) </text:p>
          </table:table-cell>
          <table:table-cell table:style-name="Tabla1.A1" office:value-type="string">
            <text:p text:style-name="P24"><text:span text:style-name="T4">Comuníquese. Dése a publicidad. Tómese razón. Cumplido, archí</text:span>vese.</text:p>
            <text:p text:style-name="P11"/>
          </table:table-cell>
        </table:table-row>
      </table:table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M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MP6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MP7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style:font-name="Times New Roman1" fo:font-size="8pt" fo:font-weight="bold" style:font-size-asian="8pt" style:font-weight-asian="bold" style:font-size-complex="8pt"/>
    </style:style>
    <style:style style:name="MT3" style:family="text">
      <style:text-properties fo:font-size="5pt" fo:font-weight="bold" style:font-size-asian="5pt" style:font-weight-asian="bold" style:font-size-complex="5pt" style:font-weight-complex="bold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5.001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2">
      <style:page-layout-properties fo:page-width="21.59cm" fo:page-height="35.56cm" style:num-format="1" style:print-orientation="portrait" fo:margin-top="2.501cm" fo:margin-bottom="5.001cm" fo:margin-left="3cm" fo:margin-right="3cm" style:writing-mode="lr-tb" style:layout-grid-color="#c0c0c0" style:layout-grid-lines="77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char" svg:x="0.298cm" svg:y="0.012cm" svg:width="6.077cm" svg:height="2.288cm" draw:z-index="1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/text:p>
        <text:p text:style-name="MP2"/>
        <text:p text:style-name="MP3"/>
        <text:p text:style-name="MP4"><text:span text:style-name="MT1"><text:line-break/><text:line-break/><text:line-break/> <text:s text:c="71"/></text:span><text:span text:style-name="MT2">“2014, año de Homenaje al Almirante Guillermo Brown, en el <text:tab/><text:tab/><text:tab/><text:tab/><text:tab/> <text:s text:c="2"/>Bicentenario del combate naval de Montevideo”</text:span></text:p>
        <text:p text:style-name="MP4"><text:span text:style-name="MT1"><text:s text:c="96"/></text:span><text:span text:style-name="MT3">(Ordenanza 2509-CM-2014)</text:span></text:p>
        <text:p text:style-name="MP5"/>
        <text:p text:style-name="MP6"/>
        <text:p text:style-name="MP7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13-09-05T12:40:00</meta:creation-date>
    <dc:creator>nadia </dc:creator>
    <dc:date>2014-05-20T11:50:22</dc:date>
    <meta:print-date>2014-05-19T10:22:09</meta:print-date>
    <meta:editing-cycles>6</meta:editing-cycles>
    <meta:editing-duration>P23DT22H11M8S</meta:editing-duration>
    <meta:generator>LibreOffice/3.5$Linux_X86_64 LibreOffice_project/350m1$Build-2</meta:generator>
    <meta:printed-by>Claudia </meta:printed-by>
    <meta:document-statistic meta:table-count="1" meta:image-count="1" meta:object-count="0" meta:page-count="2" meta:paragraph-count="30" meta:word-count="524" meta:character-count="3678" meta:non-whitespace-character-count="2997"/>
    <meta:user-defined meta:name="Información 1"/>
    <meta:user-defined meta:name="Información 2"/>
    <meta:user-defined meta:name="Información 3"/>
    <meta:user-defined meta:name="Información 4"/>
  </office:meta>
</office:document-meta>
</file>